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2.393cm" svg:y="10.406cm">
            <draw:object draw:notify-on-update-of-ranges="Hoja1.A1:Hoja1.A1 Hoja1.A2:Hoja1.A21 Hoja1.B1:Hoja1.B1 Hoja1.B2:Hoja1.B21 Hoja1.C1:Hoja1.C1 Hoja1.C2:Hoja1.C21 Hoja1.D1:Hoja1.D1 Hoja1.D2:Hoja1.D21 Hoja1.E1:Hoja1.E1 Hoja1.E2:Hoja1.E21 Hoja1.F1:Hoja1.F1 Hoja1.F2:Hoja1.F21 Hoja1.G1:Hoja1.G1 Hoja1.G2:Hoja1.G21 Hoja1.H1:Hoja1.H1 Hoja1.H2:Hoja1.H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Fuerza</text:p>
          </table:table-cell>
          <table:table-cell table:style-name="Default" office:value-type="string" calcext:value-type="string">
            <text:p>Destreza</text:p>
          </table:table-cell>
          <table:table-cell table:style-name="Default" office:value-type="string" calcext:value-type="string">
            <text:p>Constitución</text:p>
          </table:table-cell>
          <table:table-cell table:style-name="Default" office:value-type="string" calcext:value-type="string">
            <text:p>Velocidad</text:p>
          </table:table-cell>
          <table:table-cell table:style-name="Default" office:value-type="string" calcext:value-type="string">
            <text:p>Inteligencia</text:p>
          </table:table-cell>
          <table:table-cell table:style-name="Default" office:value-type="string" calcext:value-type="string">
            <text:p>Percepción</text:p>
          </table:table-cell>
          <table:table-cell office:value-type="string" calcext:value-type="string">
            <text:p>Fecundidad</text:p>
          </table:table-cell>
          <table:table-cell office:value-type="string" calcext:value-type="string">
            <text:p>Madurez Sexu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2</text:p>
          </table:table-cell>
          <table:table-cell office:value-type="float" office:value="10.25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.88888888888889" calcext:value-type="float">
            <text:p>5</text:p>
          </table:table-cell>
          <table:table-cell office:value-type="float" office:value="6.55555555555556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55555555555556" calcext:value-type="float">
            <text:p>8</text:p>
          </table:table-cell>
          <table:table-cell office:value-type="float" office:value="2.33333333333333" calcext:value-type="float">
            <text:p>2</text:p>
          </table:table-cell>
          <table:table-cell office:value-type="float" office:value="9.77777777777778" calcext:value-type="float">
            <text:p>10</text:p>
          </table:table-cell>
          <table:table-cell office:value-type="float" office:value="0.777777777777778" calcext:value-type="float">
            <text:p>0,7777777778</text:p>
          </table:table-cell>
          <table:table-cell office:value-type="float" office:value="14.7777777777778" calcext:value-type="float">
            <text:p>14,7777777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7272727272727" calcext:value-type="float">
            <text:p>7</text:p>
          </table:table-cell>
          <table:table-cell office:value-type="float" office:value="6.36363636363636" calcext:value-type="float">
            <text:p>6</text:p>
          </table:table-cell>
          <table:table-cell office:value-type="float" office:value="7.45454545454545" calcext:value-type="float">
            <text:p>7</text:p>
          </table:table-cell>
          <table:table-cell office:value-type="float" office:value="2.36363636363636" calcext:value-type="float">
            <text:p>2</text:p>
          </table:table-cell>
          <table:table-cell office:value-type="float" office:value="9.72727272727273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.7272727272727" calcext:value-type="float">
            <text:p>14,7272727273</text:p>
          </table:table-cell>
        </table:table-row>
        <table:table-row table:style-name="ro1">
          <table:table-cell office:value-type="float" office:value="4.29411764705882" calcext:value-type="float">
            <text:p>4</text:p>
          </table:table-cell>
          <table:table-cell office:value-type="float" office:value="7.64705882352941" calcext:value-type="float">
            <text:p>8</text:p>
          </table:table-cell>
          <table:table-cell office:value-type="float" office:value="6.88235294117647" calcext:value-type="float">
            <text:p>7</text:p>
          </table:table-cell>
          <table:table-cell office:value-type="float" office:value="7.70588235294118" calcext:value-type="float">
            <text:p>8</text:p>
          </table:table-cell>
          <table:table-cell office:value-type="float" office:value="2.70588235294118" calcext:value-type="float">
            <text:p>3</text:p>
          </table:table-cell>
          <table:table-cell office:value-type="float" office:value="10.5882352941176" calcext:value-type="float">
            <text:p>11</text:p>
          </table:table-cell>
          <table:table-cell office:value-type="float" office:value="1.05882352941176" calcext:value-type="float">
            <text:p>1,0588235294</text:p>
          </table:table-cell>
          <table:table-cell office:value-type="float" office:value="14.5294117647059" calcext:value-type="float">
            <text:p>14,5294117647</text:p>
          </table:table-cell>
        </table:table-row>
        <table:table-row table:style-name="ro1">
          <table:table-cell office:value-type="float" office:value="4.2" calcext:value-type="float">
            <text:p>4</text:p>
          </table:table-cell>
          <table:table-cell office:value-type="float" office:value="7.1" calcext:value-type="float">
            <text:p>7</text:p>
          </table:table-cell>
          <table:table-cell office:value-type="float" office:value="6.6" calcext:value-type="float">
            <text:p>7</text:p>
          </table:table-cell>
          <table:table-cell office:value-type="float" office:value="7.8" calcext:value-type="float">
            <text:p>8</text:p>
          </table:table-cell>
          <table:table-cell office:value-type="float" office:value="2.7" calcext:value-type="float">
            <text:p>3</text:p>
          </table:table-cell>
          <table:table-cell office:value-type="float" office:value="9.8" calcext:value-type="float">
            <text:p>10</text:p>
          </table:table-cell>
          <table:table-cell office:value-type="float" office:value="0.95" calcext:value-type="float">
            <text:p>0,95</text:p>
          </table:table-cell>
          <table:table-cell office:value-type="float" office:value="14.55" calcext:value-type="float">
            <text:p>14,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73333333333333" calcext:value-type="float">
            <text:p>8</text:p>
          </table:table-cell>
          <table:table-cell office:value-type="float" office:value="7.46666666666667" calcext:value-type="float">
            <text:p>7</text:p>
          </table:table-cell>
          <table:table-cell office:value-type="float" office:value="7.93333333333333" calcext:value-type="float">
            <text:p>8</text:p>
          </table:table-cell>
          <table:table-cell office:value-type="float" office:value="3.26666666666667" calcext:value-type="float">
            <text:p>3</text:p>
          </table:table-cell>
          <table:table-cell office:value-type="float" office:value="9.6" calcext:value-type="float">
            <text:p>10</text:p>
          </table:table-cell>
          <table:table-cell office:value-type="float" office:value="0.933333333333333" calcext:value-type="float">
            <text:p>0,9333333333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4.05263157894737" calcext:value-type="float">
            <text:p>4</text:p>
          </table:table-cell>
          <table:table-cell office:value-type="float" office:value="7.8421052631579" calcext:value-type="float">
            <text:p>8</text:p>
          </table:table-cell>
          <table:table-cell office:value-type="float" office:value="8.10526315789474" calcext:value-type="float">
            <text:p>8</text:p>
          </table:table-cell>
          <table:table-cell office:value-type="float" office:value="7.89473684210526" calcext:value-type="float">
            <text:p>8</text:p>
          </table:table-cell>
          <table:table-cell office:value-type="float" office:value="3.15789473684211" calcext:value-type="float">
            <text:p>3</text:p>
          </table:table-cell>
          <table:table-cell office:value-type="float" office:value="9.68421052631579" calcext:value-type="float">
            <text:p>10</text:p>
          </table:table-cell>
          <table:table-cell office:value-type="float" office:value="0.789473684210526" calcext:value-type="float">
            <text:p>0,7894736842</text:p>
          </table:table-cell>
          <table:table-cell office:value-type="float" office:value="14.2631578947368" calcext:value-type="float">
            <text:p>14,2631578947</text:p>
          </table:table-cell>
        </table:table-row>
        <table:table-row table:style-name="ro1">
          <table:table-cell office:value-type="float" office:value="3.88888888888889" calcext:value-type="float">
            <text:p>4</text:p>
          </table:table-cell>
          <table:table-cell office:value-type="float" office:value="7.72222222222222" calcext:value-type="float">
            <text:p>8</text:p>
          </table:table-cell>
          <table:table-cell office:value-type="float" office:value="7.66666666666667" calcext:value-type="float">
            <text:p>8</text:p>
          </table:table-cell>
          <table:table-cell office:value-type="float" office:value="8.11111111111111" calcext:value-type="float">
            <text:p>8</text:p>
          </table:table-cell>
          <table:table-cell office:value-type="float" office:value="3.16666666666667" calcext:value-type="float">
            <text:p>3</text:p>
          </table:table-cell>
          <table:table-cell office:value-type="float" office:value="10.2222222222222" calcext:value-type="float">
            <text:p>10</text:p>
          </table:table-cell>
          <table:table-cell office:value-type="float" office:value="0.888888888888889" calcext:value-type="float">
            <text:p>0,8888888889</text:p>
          </table:table-cell>
          <table:table-cell office:value-type="float" office:value="14.2222222222222" calcext:value-type="float">
            <text:p>14,2222222222</text:p>
          </table:table-cell>
        </table:table-row>
        <table:table-row table:style-name="ro1">
          <table:table-cell office:value-type="float" office:value="3.78260869565217" calcext:value-type="float">
            <text:p>4</text:p>
          </table:table-cell>
          <table:table-cell office:value-type="float" office:value="7.95652173913044" calcext:value-type="float">
            <text:p>8</text:p>
          </table:table-cell>
          <table:table-cell office:value-type="float" office:value="8.73913043478261" calcext:value-type="float">
            <text:p>9</text:p>
          </table:table-cell>
          <table:table-cell office:value-type="float" office:value="7.69565217391304" calcext:value-type="float">
            <text:p>8</text:p>
          </table:table-cell>
          <table:table-cell office:value-type="float" office:value="2.78260869565217" calcext:value-type="float">
            <text:p>3</text:p>
          </table:table-cell>
          <table:table-cell office:value-type="float" office:value="9.82608695652174" calcext:value-type="float">
            <text:p>10</text:p>
          </table:table-cell>
          <table:table-cell office:value-type="float" office:value="1.30434782608696" calcext:value-type="float">
            <text:p>1,3043478261</text:p>
          </table:table-cell>
          <table:table-cell office:value-type="float" office:value="14.304347826087" calcext:value-type="float">
            <text:p>14,3043478261</text:p>
          </table:table-cell>
        </table:table-row>
        <table:table-row table:style-name="ro1">
          <table:table-cell office:value-type="float" office:value="3.76190476190476" calcext:value-type="float">
            <text:p>4</text:p>
          </table:table-cell>
          <table:table-cell office:value-type="float" office:value="8.28571428571429" calcext:value-type="float">
            <text:p>8</text:p>
          </table:table-cell>
          <table:table-cell office:value-type="float" office:value="9.19047619047619" calcext:value-type="float">
            <text:p>9</text:p>
          </table:table-cell>
          <table:table-cell office:value-type="float" office:value="7.66666666666667" calcext:value-type="float">
            <text:p>8</text:p>
          </table:table-cell>
          <table:table-cell office:value-type="float" office:value="2.9047619047619" calcext:value-type="float">
            <text:p>3</text:p>
          </table:table-cell>
          <table:table-cell office:value-type="float" office:value="9.66666666666667" calcext:value-type="float">
            <text:p>10</text:p>
          </table:table-cell>
          <table:table-cell office:value-type="float" office:value="1.33333333333333" calcext:value-type="float">
            <text:p>1,3333333333</text:p>
          </table:table-cell>
          <table:table-cell office:value-type="float" office:value="14.3333333333333" calcext:value-type="float">
            <text:p>14,3333333333</text:p>
          </table:table-cell>
        </table:table-row>
        <table:table-row table:style-name="ro1">
          <table:table-cell office:value-type="float" office:value="3.21739130434783" calcext:value-type="float">
            <text:p>3</text:p>
          </table:table-cell>
          <table:table-cell office:value-type="float" office:value="8.73913043478261" calcext:value-type="float">
            <text:p>9</text:p>
          </table:table-cell>
          <table:table-cell office:value-type="float" office:value="8.82608695652174" calcext:value-type="float">
            <text:p>9</text:p>
          </table:table-cell>
          <table:table-cell office:value-type="float" office:value="7.39130434782609" calcext:value-type="float">
            <text:p>7</text:p>
          </table:table-cell>
          <table:table-cell office:value-type="float" office:value="2.73913043478261" calcext:value-type="float">
            <text:p>3</text:p>
          </table:table-cell>
          <table:table-cell office:value-type="float" office:value="9.39130434782609" calcext:value-type="float">
            <text:p>9</text:p>
          </table:table-cell>
          <table:table-cell office:value-type="float" office:value="1.39130434782609" calcext:value-type="float">
            <text:p>1,3913043478</text:p>
          </table:table-cell>
          <table:table-cell office:value-type="float" office:value="14.3913043478261" calcext:value-type="float">
            <text:p>14,3913043478</text:p>
          </table:table-cell>
        </table:table-row>
        <table:table-row table:style-name="ro1">
          <table:table-cell office:value-type="float" office:value="3.10526315789474" calcext:value-type="float">
            <text:p>3</text:p>
          </table:table-cell>
          <table:table-cell office:value-type="float" office:value="8.78947368421053" calcext:value-type="float">
            <text:p>9</text:p>
          </table:table-cell>
          <table:table-cell office:value-type="float" office:value="9.63157894736842" calcext:value-type="float">
            <text:p>10</text:p>
          </table:table-cell>
          <table:table-cell office:value-type="float" office:value="7.78947368421053" calcext:value-type="float">
            <text:p>8</text:p>
          </table:table-cell>
          <table:table-cell office:value-type="float" office:value="2.89473684210526" calcext:value-type="float">
            <text:p>3</text:p>
          </table:table-cell>
          <table:table-cell office:value-type="float" office:value="9.78947368421053" calcext:value-type="float">
            <text:p>10</text:p>
          </table:table-cell>
          <table:table-cell office:value-type="float" office:value="1.26315789473684" calcext:value-type="float">
            <text:p>1,2631578947</text:p>
          </table:table-cell>
          <table:table-cell office:value-type="float" office:value="14.1578947368421" calcext:value-type="float">
            <text:p>14,1578947368</text:p>
          </table:table-cell>
        </table:table-row>
        <table:table-row table:style-name="ro1">
          <table:table-cell office:value-type="float" office:value="3.27272727272727" calcext:value-type="float">
            <text:p>3</text:p>
          </table:table-cell>
          <table:table-cell office:value-type="float" office:value="8.95454545454546" calcext:value-type="float">
            <text:p>9</text:p>
          </table:table-cell>
          <table:table-cell office:value-type="float" office:value="9.86363636363636" calcext:value-type="float">
            <text:p>10</text:p>
          </table:table-cell>
          <table:table-cell office:value-type="float" office:value="8.09090909090909" calcext:value-type="float">
            <text:p>8</text:p>
          </table:table-cell>
          <table:table-cell office:value-type="float" office:value="2.68181818181818" calcext:value-type="float">
            <text:p>3</text:p>
          </table:table-cell>
          <table:table-cell office:value-type="float" office:value="9.54545454545455" calcext:value-type="float">
            <text:p>10</text:p>
          </table:table-cell>
          <table:table-cell office:value-type="float" office:value="1.22727272727273" calcext:value-type="float">
            <text:p>1,2272727273</text:p>
          </table:table-cell>
          <table:table-cell office:value-type="float" office:value="14.5909090909091" calcext:value-type="float">
            <text:p>14,5909090909</text:p>
          </table:table-cell>
        </table:table-row>
        <table:table-row table:style-name="ro1">
          <table:table-cell office:value-type="float" office:value="3.31818181818182" calcext:value-type="float">
            <text:p>3</text:p>
          </table:table-cell>
          <table:table-cell office:value-type="float" office:value="9.18181818181818" calcext:value-type="float">
            <text:p>9</text:p>
          </table:table-cell>
          <table:table-cell office:value-type="float" office:value="9.72727272727273" calcext:value-type="float">
            <text:p>10</text:p>
          </table:table-cell>
          <table:table-cell office:value-type="float" office:value="8.04545454545455" calcext:value-type="float">
            <text:p>8</text:p>
          </table:table-cell>
          <table:table-cell office:value-type="float" office:value="2.59090909090909" calcext:value-type="float">
            <text:p>3</text:p>
          </table:table-cell>
          <table:table-cell office:value-type="float" office:value="10.2272727272727" calcext:value-type="float">
            <text:p>10</text:p>
          </table:table-cell>
          <table:table-cell office:value-type="float" office:value="1.27272727272727" calcext:value-type="float">
            <text:p>1,2727272727</text:p>
          </table:table-cell>
          <table:table-cell office:value-type="float" office:value="15.0454545454545" calcext:value-type="float">
            <text:p>15,0454545455</text:p>
          </table:table-cell>
        </table:table-row>
        <table:table-row table:style-name="ro1">
          <table:table-cell office:value-type="float" office:value="3.30434782608696" calcext:value-type="float">
            <text:p>3</text:p>
          </table:table-cell>
          <table:table-cell office:value-type="float" office:value="8.8695652173913" calcext:value-type="float">
            <text:p>9</text:p>
          </table:table-cell>
          <table:table-cell office:value-type="float" office:value="9.17391304347826" calcext:value-type="float">
            <text:p>9</text:p>
          </table:table-cell>
          <table:table-cell office:value-type="float" office:value="8.47826086956522" calcext:value-type="float">
            <text:p>8</text:p>
          </table:table-cell>
          <table:table-cell office:value-type="float" office:value="2.69565217391304" calcext:value-type="float">
            <text:p>3</text:p>
          </table:table-cell>
          <table:table-cell office:value-type="float" office:value="10.6521739130435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.0869565217391" calcext:value-type="float">
            <text:p>15,0869565217</text:p>
          </table:table-cell>
        </table:table-row>
        <table:table-row table:style-name="ro1">
          <table:table-cell office:value-type="float" office:value="3.51612903225806" calcext:value-type="float">
            <text:p>4</text:p>
          </table:table-cell>
          <table:table-cell office:value-type="float" office:value="8.93548387096774" calcext:value-type="float">
            <text:p>9</text:p>
          </table:table-cell>
          <table:table-cell office:value-type="float" office:value="8.70967741935484" calcext:value-type="float">
            <text:p>9</text:p>
          </table:table-cell>
          <table:table-cell office:value-type="float" office:value="8.7741935483871" calcext:value-type="float">
            <text:p>9</text:p>
          </table:table-cell>
          <table:table-cell office:value-type="float" office:value="3.67741935483871" calcext:value-type="float">
            <text:p>4</text:p>
          </table:table-cell>
          <table:table-cell office:value-type="float" office:value="10.6129032258065" calcext:value-type="float">
            <text:p>11</text:p>
          </table:table-cell>
          <table:table-cell office:value-type="float" office:value="2.32258064516129" calcext:value-type="float">
            <text:p>2,3225806452</text:p>
          </table:table-cell>
          <table:table-cell office:value-type="float" office:value="14.6774193548387" calcext:value-type="float">
            <text:p>14,6774193548</text:p>
          </table:table-cell>
        </table:table-row>
        <table:table-row table:style-name="ro1">
          <table:table-cell office:value-type="float" office:value="4.1" calcext:value-type="float">
            <text:p>4</text:p>
          </table:table-cell>
          <table:table-cell table:number-columns-repeated="2" office:value-type="float" office:value="9.26666666666667" calcext:value-type="float">
            <text:p>9</text:p>
          </table:table-cell>
          <table:table-cell office:value-type="float" office:value="9.4" calcext:value-type="float">
            <text:p>9</text:p>
          </table:table-cell>
          <table:table-cell office:value-type="float" office:value="3.36666666666667" calcext:value-type="float">
            <text:p>3</text:p>
          </table:table-cell>
          <table:table-cell office:value-type="float" office:value="10.7333333333333" calcext:value-type="float">
            <text:p>11</text:p>
          </table:table-cell>
          <table:table-cell office:value-type="float" office:value="2.26666666666667" calcext:value-type="float">
            <text:p>2,2666666667</text:p>
          </table:table-cell>
          <table:table-cell office:value-type="float" office:value="15.4666666666667" calcext:value-type="float">
            <text:p>15,4666666667</text:p>
          </table:table-cell>
        </table:table-row>
        <table:table-row table:style-name="ro1">
          <table:table-cell office:value-type="float" office:value="4.43243243243243" calcext:value-type="float">
            <text:p>4</text:p>
          </table:table-cell>
          <table:table-cell office:value-type="float" office:value="9.48648648648649" calcext:value-type="float">
            <text:p>9</text:p>
          </table:table-cell>
          <table:table-cell office:value-type="float" office:value="8.91891891891892" calcext:value-type="float">
            <text:p>9</text:p>
          </table:table-cell>
          <table:table-cell office:value-type="float" office:value="9.7027027027027" calcext:value-type="float">
            <text:p>10</text:p>
          </table:table-cell>
          <table:table-cell office:value-type="float" office:value="3.37837837837838" calcext:value-type="float">
            <text:p>3</text:p>
          </table:table-cell>
          <table:table-cell office:value-type="float" office:value="10.0810810810811" calcext:value-type="float">
            <text:p>10</text:p>
          </table:table-cell>
          <table:table-cell office:value-type="float" office:value="2.48648648648649" calcext:value-type="float">
            <text:p>2,4864864865</text:p>
          </table:table-cell>
          <table:table-cell office:value-type="float" office:value="14.7297297297297" calcext:value-type="float">
            <text:p>14,7297297297</text:p>
          </table:table-cell>
        </table:table-row>
        <table:table-row table:style-name="ro1">
          <table:table-cell office:value-type="float" office:value="4.375" calcext:value-type="float">
            <text:p>4</text:p>
          </table:table-cell>
          <table:table-cell office:value-type="float" office:value="9.89583333333333" calcext:value-type="float">
            <text:p>10</text:p>
          </table:table-cell>
          <table:table-cell office:value-type="float" office:value="9.0625" calcext:value-type="float">
            <text:p>9</text:p>
          </table:table-cell>
          <table:table-cell office:value-type="float" office:value="10.2708333333333" calcext:value-type="float">
            <text:p>10</text:p>
          </table:table-cell>
          <table:table-cell office:value-type="float" office:value="3.95833333333333" calcext:value-type="float">
            <text:p>4</text:p>
          </table:table-cell>
          <table:table-cell office:value-type="float" office:value="10.6041666666667" calcext:value-type="float">
            <text:p>11</text:p>
          </table:table-cell>
          <table:table-cell office:value-type="float" office:value="2.95833333333333" calcext:value-type="float">
            <text:p>2,9583333333</text:p>
          </table:table-cell>
          <table:table-cell office:value-type="float" office:value="14.2708333333333" calcext:value-type="float">
            <text:p>14,2708333333</text:p>
          </table:table-cell>
        </table:table-row>
        <table:table-row table:style-name="ro1">
          <table:table-cell office:value-type="float" office:value="4.18" calcext:value-type="float">
            <text:p>4</text:p>
          </table:table-cell>
          <table:table-cell office:value-type="float" office:value="9.64" calcext:value-type="float">
            <text:p>10</text:p>
          </table:table-cell>
          <table:table-cell office:value-type="float" office:value="9.34" calcext:value-type="float">
            <text:p>9</text:p>
          </table:table-cell>
          <table:table-cell office:value-type="float" office:value="10.22" calcext:value-type="float">
            <text:p>10</text:p>
          </table:table-cell>
          <table:table-cell office:value-type="float" office:value="3.94" calcext:value-type="float">
            <text:p>4</text:p>
          </table:table-cell>
          <table:table-cell office:value-type="float" office:value="10.88" calcext:value-type="float">
            <text:p>11</text:p>
          </table:table-cell>
          <table:table-cell office:value-type="float" office:value="2.4" calcext:value-type="float">
            <text:p>2,4</text:p>
          </table:table-cell>
          <table:table-cell office:value-type="float" office:value="14.74" calcext:value-type="float">
            <text:p>14,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21:37:37.0912510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án Pimentel</meta:initial-creator>
    <meta:creation-date>2017-09-16T16:14:04.561451459</meta:creation-date>
    <dc:date>2017-09-18T21:38:48.755130807</dc:date>
    <dc:creator>Adrián Pimentel</dc:creator>
    <meta:editing-duration>PT33M29S</meta:editing-duration>
    <meta:editing-cycles>5</meta:editing-cycles>
    <meta:generator>LibreOffice/4.3.3.2$Linux_X86_64 LibreOffice_project/430m0$Build-2</meta:generator>
    <meta:document-statistic meta:table-count="1" meta:cell-count="1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Negrita" style:font-family-generic="roman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Normal" style:font-family-generic="roman" fo:font-size="11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al" style:font-family-generic="roman"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3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3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3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3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3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55cm" svg:y="0.316cm" chart:style-name="ch2">
          <text:p>Zorros</text:p>
        </chart:title>
        <chart:legend chart:legend-position="end" svg:x="12.118cm" svg:y="2.354cm" style:legend-expansion="high" chart:style-name="ch3"/>
        <chart:plot-area chart:style-name="ch4" table:cell-range-address="Hoja1.A1:Hoja1.H21" chart:data-source-has-labels="row" svg:x="1.426cm" svg:y="1.275cm" svg:width="10.372cm" svg:height="6.469cm">
          <chartooo:coordinate-region svg:x="2.047cm" svg:y="1.474cm" svg:width="9.564cm" svg:height="5.623cm"/>
          <chart:axis chart:dimension="x" chart:name="primary-x" chart:style-name="ch5">
            <chart:title svg:x="6.013cm" svg:y="7.925cm" chart:style-name="ch6">
              <text:p>Turnos</text:p>
            </chart:title>
          </chart:axis>
          <chart:axis chart:dimension="y" chart:name="primary-y" chart:style-name="ch7">
            <chart:title svg:x="0.451cm" svg:y="4.989cm" chart:style-name="ch8">
              <text:p>Valor</text:p>
            </chart:title>
            <chart:grid chart:style-name="ch9" chart:class="major"/>
          </chart:axis>
          <chart:series chart:style-name="ch10" chart:values-cell-range-address="Hoja1.A2:Hoja1.A21" chart:label-cell-address="Hoja1.A1:Hoja1.A1" chart:class="chart:line">
            <chart:data-point chart:repeated="20"/>
          </chart:series>
          <chart:series chart:style-name="ch11" chart:values-cell-range-address="Hoja1.B2:Hoja1.B21" chart:label-cell-address="Hoja1.B1:Hoja1.B1" chart:class="chart:line">
            <chart:data-point chart:repeated="20"/>
          </chart:series>
          <chart:series chart:style-name="ch12" chart:values-cell-range-address="Hoja1.C2:Hoja1.C21" chart:label-cell-address="Hoja1.C1:Hoja1.C1" chart:class="chart:line">
            <chart:data-point chart:repeated="20"/>
          </chart:series>
          <chart:series chart:style-name="ch13" chart:values-cell-range-address="Hoja1.D2:Hoja1.D21" chart:label-cell-address="Hoja1.D1:Hoja1.D1" chart:class="chart:line">
            <chart:data-point chart:repeated="20"/>
          </chart:series>
          <chart:series chart:style-name="ch14" chart:values-cell-range-address="Hoja1.E2:Hoja1.E21" chart:label-cell-address="Hoja1.E1:Hoja1.E1" chart:class="chart:line">
            <chart:data-point chart:repeated="20"/>
          </chart:series>
          <chart:series chart:style-name="ch15" chart:values-cell-range-address="Hoja1.F2:Hoja1.F21" chart:label-cell-address="Hoja1.F1:Hoja1.F1" chart:class="chart:line">
            <chart:data-point chart:repeated="20"/>
          </chart:series>
          <chart:series chart:style-name="ch16" chart:values-cell-range-address="Hoja1.G2:Hoja1.G21" chart:label-cell-address="Hoja1.G1:Hoja1.G1" chart:class="chart:line">
            <chart:data-point chart:repeated="20"/>
          </chart:series>
          <chart:series chart:style-name="ch17" chart:values-cell-range-address="Hoja1.H2:Hoja1.H21" chart:label-cell-address="Hoja1.H1:Hoja1.H1" chart:class="chart:line"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erza</text:p>
                <draw:g>
                  <svg:desc>Hoja1.A1:Hoja1.A1</svg:desc>
                </draw:g>
              </table:table-cell>
              <table:table-cell office:value-type="string">
                <text:p>Destreza</text:p>
                <draw:g>
                  <svg:desc>Hoja1.B1:Hoja1.B1</svg:desc>
                </draw:g>
              </table:table-cell>
              <table:table-cell office:value-type="string">
                <text:p>Constitución</text:p>
                <draw:g>
                  <svg:desc>Hoja1.C1:Hoja1.C1</svg:desc>
                </draw:g>
              </table:table-cell>
              <table:table-cell office:value-type="string">
                <text:p>Velocidad</text:p>
                <draw:g>
                  <svg:desc>Hoja1.D1:Hoja1.D1</svg:desc>
                </draw:g>
              </table:table-cell>
              <table:table-cell office:value-type="string">
                <text:p>Inteligencia</text:p>
                <draw:g>
                  <svg:desc>Hoja1.E1:Hoja1.E1</svg:desc>
                </draw:g>
              </table:table-cell>
              <table:table-cell office:value-type="string">
                <text:p>Percepción</text:p>
                <draw:g>
                  <svg:desc>Hoja1.F1:Hoja1.F1</svg:desc>
                </draw:g>
              </table:table-cell>
              <table:table-cell office:value-type="string">
                <text:p>Fecundidad</text:p>
                <draw:g>
                  <svg:desc>Hoja1.G1:Hoja1.G1</svg:desc>
                </draw:g>
              </table:table-cell>
              <table:table-cell office:value-type="string">
                <text:p>Madurez Sexual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Hoja1.A2:Hoja1.A21</svg:desc>
                </draw:g>
              </table:table-cell>
              <table:table-cell office:value-type="float" office:value="6">
                <text:p>6</text:p>
                <draw:g>
                  <svg:desc>Hoja1.B2:Hoja1.B21</svg:desc>
                </draw:g>
              </table:table-cell>
              <table:table-cell office:value-type="float" office:value="5.5">
                <text:p>5.5</text:p>
                <draw:g>
                  <svg:desc>Hoja1.C2:Hoja1.C21</svg:desc>
                </draw:g>
              </table:table-cell>
              <table:table-cell office:value-type="float" office:value="7">
                <text:p>7</text:p>
                <draw:g>
                  <svg:desc>Hoja1.D2:Hoja1.D21</svg:desc>
                </draw:g>
              </table:table-cell>
              <table:table-cell office:value-type="float" office:value="1.75">
                <text:p>1.75</text:p>
                <draw:g>
                  <svg:desc>Hoja1.E2:Hoja1.E21</svg:desc>
                </draw:g>
              </table:table-cell>
              <table:table-cell office:value-type="float" office:value="10.25">
                <text:p>10.25</text:p>
                <draw:g>
                  <svg:desc>Hoja1.F2:Hoja1.F21</svg:desc>
                </draw:g>
              </table:table-cell>
              <table:table-cell office:value-type="float" office:value="1">
                <text:p>1</text:p>
                <draw:g>
                  <svg:desc>Hoja1.G2:Hoja1.G21</svg:desc>
                </draw:g>
              </table:table-cell>
              <table:table-cell office:value-type="float" office:value="15">
                <text:p>15</text:p>
                <draw:g>
                  <svg:desc>Hoja1.H2:Hoja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8888888888889">
                <text:p>4.88888888888889</text:p>
              </table:table-cell>
              <table:table-cell office:value-type="float" office:value="6.55555555555556">
                <text:p>6.55555555555556</text:p>
              </table:table-cell>
              <table:table-cell office:value-type="float" office:value="6">
                <text:p>6</text:p>
              </table:table-cell>
              <table:table-cell office:value-type="float" office:value="7.55555555555556">
                <text:p>7.55555555555556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9.77777777777778">
                <text:p>9.7777777777777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4.7777777777778">
                <text:p>14.7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.27272727272727">
                <text:p>7.27272727272727</text:p>
              </table:table-cell>
              <table:table-cell office:value-type="float" office:value="6.36363636363636">
                <text:p>6.36363636363636</text:p>
              </table:table-cell>
              <table:table-cell office:value-type="float" office:value="7.45454545454545">
                <text:p>7.45454545454545</text:p>
              </table:table-cell>
              <table:table-cell office:value-type="float" office:value="2.36363636363636">
                <text:p>2.36363636363636</text:p>
              </table:table-cell>
              <table:table-cell office:value-type="float" office:value="9.72727272727273">
                <text:p>9.72727272727273</text:p>
              </table:table-cell>
              <table:table-cell office:value-type="float" office:value="1">
                <text:p>1</text:p>
              </table:table-cell>
              <table:table-cell office:value-type="float" office:value="14.7272727272727">
                <text:p>14.727272727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9411764705882">
                <text:p>4.29411764705882</text:p>
              </table:table-cell>
              <table:table-cell office:value-type="float" office:value="7.64705882352941">
                <text:p>7.64705882352941</text:p>
              </table:table-cell>
              <table:table-cell office:value-type="float" office:value="6.88235294117647">
                <text:p>6.88235294117647</text:p>
              </table:table-cell>
              <table:table-cell office:value-type="float" office:value="7.70588235294118">
                <text:p>7.70588235294118</text:p>
              </table:table-cell>
              <table:table-cell office:value-type="float" office:value="2.70588235294118">
                <text:p>2.70588235294118</text:p>
              </table:table-cell>
              <table:table-cell office:value-type="float" office:value="10.5882352941176">
                <text:p>10.5882352941176</text:p>
              </table:table-cell>
              <table:table-cell office:value-type="float" office:value="1.05882352941176">
                <text:p>1.05882352941176</text:p>
              </table:table-cell>
              <table:table-cell office:value-type="float" office:value="14.5294117647059">
                <text:p>14.5294117647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">
                <text:p>4.2</text:p>
              </table:table-cell>
              <table:table-cell office:value-type="float" office:value="7.1">
                <text:p>7.1</text:p>
              </table:table-cell>
              <table:table-cell office:value-type="float" office:value="6.6">
                <text:p>6.6</text:p>
              </table:table-cell>
              <table:table-cell office:value-type="float" office:value="7.8">
                <text:p>7.8</text:p>
              </table:table-cell>
              <table:table-cell office:value-type="float" office:value="2.7">
                <text:p>2.7</text:p>
              </table:table-cell>
              <table:table-cell office:value-type="float" office:value="9.8">
                <text:p>9.8</text:p>
              </table:table-cell>
              <table:table-cell office:value-type="float" office:value="0.95">
                <text:p>0.95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.73333333333333">
                <text:p>7.73333333333333</text:p>
              </table:table-cell>
              <table:table-cell office:value-type="float" office:value="7.46666666666667">
                <text:p>7.46666666666667</text:p>
              </table:table-cell>
              <table:table-cell office:value-type="float" office:value="7.93333333333333">
                <text:p>7.93333333333333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9.6">
                <text:p>9.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5263157894737">
                <text:p>4.05263157894737</text:p>
              </table:table-cell>
              <table:table-cell office:value-type="float" office:value="7.8421052631579">
                <text:p>7.8421052631579</text:p>
              </table:table-cell>
              <table:table-cell office:value-type="float" office:value="8.10526315789474">
                <text:p>8.10526315789474</text:p>
              </table:table-cell>
              <table:table-cell office:value-type="float" office:value="7.89473684210526">
                <text:p>7.89473684210526</text:p>
              </table:table-cell>
              <table:table-cell office:value-type="float" office:value="3.15789473684211">
                <text:p>3.15789473684211</text:p>
              </table:table-cell>
              <table:table-cell office:value-type="float" office:value="9.68421052631579">
                <text:p>9.68421052631579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.2631578947368">
                <text:p>14.2631578947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7.72222222222222">
                <text:p>7.72222222222222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.11111111111111">
                <text:p>8.1111111111111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0.2222222222222">
                <text:p>10.222222222222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4.2222222222222">
                <text:p>14.222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8260869565217">
                <text:p>3.78260869565217</text:p>
              </table:table-cell>
              <table:table-cell office:value-type="float" office:value="7.95652173913044">
                <text:p>7.95652173913044</text:p>
              </table:table-cell>
              <table:table-cell office:value-type="float" office:value="8.73913043478261">
                <text:p>8.73913043478261</text:p>
              </table:table-cell>
              <table:table-cell office:value-type="float" office:value="7.69565217391304">
                <text:p>7.69565217391304</text:p>
              </table:table-cell>
              <table:table-cell office:value-type="float" office:value="2.78260869565217">
                <text:p>2.78260869565217</text:p>
              </table:table-cell>
              <table:table-cell office:value-type="float" office:value="9.82608695652174">
                <text:p>9.82608695652174</text:p>
              </table:table-cell>
              <table:table-cell office:value-type="float" office:value="1.30434782608696">
                <text:p>1.30434782608696</text:p>
              </table:table-cell>
              <table:table-cell office:value-type="float" office:value="14.304347826087">
                <text:p>14.304347826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6190476190476">
                <text:p>3.76190476190476</text:p>
              </table:table-cell>
              <table:table-cell office:value-type="float" office:value="8.28571428571429">
                <text:p>8.28571428571429</text:p>
              </table:table-cell>
              <table:table-cell office:value-type="float" office:value="9.19047619047619">
                <text:p>9.19047619047619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2.9047619047619">
                <text:p>2.904761904761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4.3333333333333">
                <text:p>14.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1739130434783">
                <text:p>3.21739130434783</text:p>
              </table:table-cell>
              <table:table-cell office:value-type="float" office:value="8.73913043478261">
                <text:p>8.73913043478261</text:p>
              </table:table-cell>
              <table:table-cell office:value-type="float" office:value="8.82608695652174">
                <text:p>8.82608695652174</text:p>
              </table:table-cell>
              <table:table-cell office:value-type="float" office:value="7.39130434782609">
                <text:p>7.39130434782609</text:p>
              </table:table-cell>
              <table:table-cell office:value-type="float" office:value="2.73913043478261">
                <text:p>2.73913043478261</text:p>
              </table:table-cell>
              <table:table-cell office:value-type="float" office:value="9.39130434782609">
                <text:p>9.39130434782609</text:p>
              </table:table-cell>
              <table:table-cell office:value-type="float" office:value="1.39130434782609">
                <text:p>1.39130434782609</text:p>
              </table:table-cell>
              <table:table-cell office:value-type="float" office:value="14.3913043478261">
                <text:p>14.3913043478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0526315789474">
                <text:p>3.10526315789474</text:p>
              </table:table-cell>
              <table:table-cell office:value-type="float" office:value="8.78947368421053">
                <text:p>8.78947368421053</text:p>
              </table:table-cell>
              <table:table-cell office:value-type="float" office:value="9.63157894736842">
                <text:p>9.63157894736842</text:p>
              </table:table-cell>
              <table:table-cell office:value-type="float" office:value="7.78947368421053">
                <text:p>7.78947368421053</text:p>
              </table:table-cell>
              <table:table-cell office:value-type="float" office:value="2.89473684210526">
                <text:p>2.89473684210526</text:p>
              </table:table-cell>
              <table:table-cell office:value-type="float" office:value="9.78947368421053">
                <text:p>9.78947368421053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14.1578947368421">
                <text:p>14.1578947368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7272727272727">
                <text:p>3.27272727272727</text:p>
              </table:table-cell>
              <table:table-cell office:value-type="float" office:value="8.95454545454546">
                <text:p>8.95454545454546</text:p>
              </table:table-cell>
              <table:table-cell office:value-type="float" office:value="9.86363636363636">
                <text:p>9.86363636363636</text:p>
              </table:table-cell>
              <table:table-cell office:value-type="float" office:value="8.09090909090909">
                <text:p>8.09090909090909</text:p>
              </table:table-cell>
              <table:table-cell office:value-type="float" office:value="2.68181818181818">
                <text:p>2.68181818181818</text:p>
              </table:table-cell>
              <table:table-cell office:value-type="float" office:value="9.54545454545455">
                <text:p>9.54545454545455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4.5909090909091">
                <text:p>14.5909090909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1818181818182">
                <text:p>3.31818181818182</text:p>
              </table:table-cell>
              <table:table-cell office:value-type="float" office:value="9.18181818181818">
                <text:p>9.18181818181818</text:p>
              </table:table-cell>
              <table:table-cell office:value-type="float" office:value="9.72727272727273">
                <text:p>9.72727272727273</text:p>
              </table:table-cell>
              <table:table-cell office:value-type="float" office:value="8.04545454545455">
                <text:p>8.04545454545455</text:p>
              </table:table-cell>
              <table:table-cell office:value-type="float" office:value="2.59090909090909">
                <text:p>2.59090909090909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15.0454545454545">
                <text:p>15.0454545454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30434782608696">
                <text:p>3.30434782608696</text:p>
              </table:table-cell>
              <table:table-cell office:value-type="float" office:value="8.8695652173913">
                <text:p>8.8695652173913</text:p>
              </table:table-cell>
              <table:table-cell office:value-type="float" office:value="9.17391304347826">
                <text:p>9.17391304347826</text:p>
              </table:table-cell>
              <table:table-cell office:value-type="float" office:value="8.47826086956522">
                <text:p>8.47826086956522</text:p>
              </table:table-cell>
              <table:table-cell office:value-type="float" office:value="2.69565217391304">
                <text:p>2.69565217391304</text:p>
              </table:table-cell>
              <table:table-cell office:value-type="float" office:value="10.6521739130435">
                <text:p>10.6521739130435</text:p>
              </table:table-cell>
              <table:table-cell office:value-type="float" office:value="2">
                <text:p>2</text:p>
              </table:table-cell>
              <table:table-cell office:value-type="float" office:value="15.0869565217391">
                <text:p>15.0869565217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1612903225806">
                <text:p>3.51612903225806</text:p>
              </table:table-cell>
              <table:table-cell office:value-type="float" office:value="8.93548387096774">
                <text:p>8.93548387096774</text:p>
              </table:table-cell>
              <table:table-cell office:value-type="float" office:value="8.70967741935484">
                <text:p>8.70967741935484</text:p>
              </table:table-cell>
              <table:table-cell office:value-type="float" office:value="8.7741935483871">
                <text:p>8.7741935483871</text:p>
              </table:table-cell>
              <table:table-cell office:value-type="float" office:value="3.67741935483871">
                <text:p>3.67741935483871</text:p>
              </table:table-cell>
              <table:table-cell office:value-type="float" office:value="10.6129032258065">
                <text:p>10.6129032258065</text:p>
              </table:table-cell>
              <table:table-cell office:value-type="float" office:value="2.32258064516129">
                <text:p>2.32258064516129</text:p>
              </table:table-cell>
              <table:table-cell office:value-type="float" office:value="14.6774193548387">
                <text:p>14.6774193548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">
                <text:p>4.1</text:p>
              </table:table-cell>
              <table:table-cell office:value-type="float" office:value="9.26666666666667">
                <text:p>9.26666666666667</text:p>
              </table:table-cell>
              <table:table-cell office:value-type="float" office:value="9.26666666666667">
                <text:p>9.26666666666667</text:p>
              </table:table-cell>
              <table:table-cell office:value-type="float" office:value="9.4">
                <text:p>9.4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10.7333333333333">
                <text:p>10.7333333333333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15.4666666666667">
                <text:p>15.4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43243243243243">
                <text:p>4.43243243243243</text:p>
              </table:table-cell>
              <table:table-cell office:value-type="float" office:value="9.48648648648649">
                <text:p>9.48648648648649</text:p>
              </table:table-cell>
              <table:table-cell office:value-type="float" office:value="8.91891891891892">
                <text:p>8.91891891891892</text:p>
              </table:table-cell>
              <table:table-cell office:value-type="float" office:value="9.7027027027027">
                <text:p>9.7027027027027</text:p>
              </table:table-cell>
              <table:table-cell office:value-type="float" office:value="3.37837837837838">
                <text:p>3.37837837837838</text:p>
              </table:table-cell>
              <table:table-cell office:value-type="float" office:value="10.0810810810811">
                <text:p>10.0810810810811</text:p>
              </table:table-cell>
              <table:table-cell office:value-type="float" office:value="2.48648648648649">
                <text:p>2.48648648648649</text:p>
              </table:table-cell>
              <table:table-cell office:value-type="float" office:value="14.7297297297297">
                <text:p>14.72972972972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75">
                <text:p>4.375</text:p>
              </table:table-cell>
              <table:table-cell office:value-type="float" office:value="9.89583333333333">
                <text:p>9.89583333333333</text:p>
              </table:table-cell>
              <table:table-cell office:value-type="float" office:value="9.0625">
                <text:p>9.0625</text:p>
              </table:table-cell>
              <table:table-cell office:value-type="float" office:value="10.2708333333333">
                <text:p>10.2708333333333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0.6041666666667">
                <text:p>10.6041666666667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4.2708333333333">
                <text:p>14.2708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8">
                <text:p>4.18</text:p>
              </table:table-cell>
              <table:table-cell office:value-type="float" office:value="9.64">
                <text:p>9.64</text:p>
              </table:table-cell>
              <table:table-cell office:value-type="float" office:value="9.34">
                <text:p>9.34</text:p>
              </table:table-cell>
              <table:table-cell office:value-type="float" office:value="10.22">
                <text:p>10.22</text:p>
              </table:table-cell>
              <table:table-cell office:value-type="float" office:value="3.94">
                <text:p>3.94</text:p>
              </table:table-cell>
              <table:table-cell office:value-type="float" office:value="10.88">
                <text:p>10.88</text:p>
              </table:table-cell>
              <table:table-cell office:value-type="float" office:value="2.4">
                <text:p>2.4</text:p>
              </table:table-cell>
              <table:table-cell office:value-type="float" office:value="14.74">
                <text:p>14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